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5.65cm" fo:min-width="3.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5.25cm" fo:min-width="3.3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5.25cm" fo:min-width="3.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95cm" fo:min-width="15.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85cm" fo:min-width="0.5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85cm" fo:min-width="0.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9cm" svg:height="5.9cm" svg:x="1.1cm" svg:y="13.5cm">
          <text:p text:style-name="P1">Project</text:p>
          <text:p text:style-name="P1"/>
          <text:p text:style-name="P1">Id</text:p>
          <text:p text:style-name="P1">Name</text:p>
          <text:p text:style-name="P1">Detail</text:p>
          <text:p text:style-name="P1">deadlin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cm" svg:height="5.5cm" svg:x="8.5cm" svg:y="13.6cm">
          <text:p text:style-name="P1">Step</text:p>
          <text:p text:style-name="P1"/>
          <text:p text:style-name="P1">Id</text:p>
          <text:p text:style-name="P1">id_project</text:p>
          <text:p text:style-name="P1">Title</text:p>
          <text:p text:style-name="P1">DateEnd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cm" svg:height="5.5cm" svg:x="15.6cm" svg:y="13.5cm">
          <text:p text:style-name="P1">Task</text:p>
          <text:p text:style-name="P1"/>
          <text:p text:style-name="P1">Id</text:p>
          <text:p text:style-name="P1">id_step</text:p>
          <text:p text:style-name="P1">Action</text:p>
          <text:p text:style-name="P1">date_limit</text:p>
          <text:p text:style-name="P1"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cm" svg:y1="16.3cm" svg:x2="8.4cm" svg:y2="16.3cm">
          <text:p/>
        </draw:line>
        <draw:line draw:style-name="gr4" draw:text-style-name="P3" draw:layer="layout" svg:x1="12.3cm" svg:y1="16.2cm" svg:x2="15.7cm" svg:y2="16.2cm">
          <text:p/>
        </draw:line>
        <draw:custom-shape draw:style-name="gr5" draw:text-style-name="P2" draw:layer="layout" svg:width="15.6cm" svg:height="3.2cm" svg:x="2.4cm" svg:y="2.7cm">
          <text:p text:style-name="P1">Admin</text:p>
          <text:p text:style-name="P1">Id</text:p>
          <text:p text:style-name="P1">Identy</text:p>
          <text:p text:style-name="P1">password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6.1cm" svg:y1="6.2cm" svg:x2="3.3cm" svg:y2="13.6cm">
          <text:p/>
        </draw:line>
        <draw:custom-shape draw:style-name="gr6" draw:text-style-name="P2" draw:layer="layout" svg:width="1cm" svg:height="1.1cm" svg:x="4.5cm" svg:y="6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cm" svg:height="1.1cm" svg:x="1.9cm" svg:y="11.9cm">
          <text:p text:style-name="P1">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cm" svg:height="1.1cm" svg:x="5.1cm" svg:y="1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cm" svg:height="1.1cm" svg:x="7cm" svg:y="14.9cm">
          <text:p text:style-name="P1">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cm" svg:height="1.1cm" svg:x="12.4cm" svg:y="1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cm" svg:height="1.1cm" svg:x="14.3cm" svg:y="14.9cm">
          <text:p text:style-name="P1">n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2T22:55:13.227088909</meta:creation-date>
    <dc:date>2017-10-02T23:01:53.509846254</dc:date>
    <meta:editing-duration>PT6M40S</meta:editing-duration>
    <meta:editing-cycles>1</meta:editing-cycles>
    <meta:document-statistic meta:object-count="13"/>
    <meta:generator>LibreOffice/5.1.6.2$Linux_X86_64 LibreOffice_project/10m0$Build-2</meta:generator>
  </office:meta>
</office:document-meta>
</file>